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="none" fo:background-color="#FFFFFF"/>
      <style:text-properties fo:color="#000000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eading_32_2" style:data-style-name="N0">
      <style:table-cell-properties fo:border="none" fo:background-color="#FFFFFF"/>
      <style:text-properties fo:color="#000000" fo:font-size="14pt" style:font-size-asian="14pt" style:font-size-complex="14pt" fo:font-weight="bold" style:font-weight-asian="bold" style:font-weight-complex="bold"/>
    </style:style>
    <style:style style:name="ce5" style:family="table-cell" style:parent-style-name="Hyperlink" style:data-style-name="N0">
      <style:table-cell-properties fo:background-color="#FFFFFF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5.13291666666667cm" style:use-optimal-column-width="true"/>
    </style:style>
    <style:style style:name="co5" style:family="table-column">
      <style:table-column-properties fo:break-before="auto" style:column-width="8.06979166666667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5.74145833333333cm"/>
    </style:style>
    <style:style style:name="co8" style:family="table-column">
      <style:table-column-properties fo:break-before="auto" style:column-width="4.23333333333333cm"/>
    </style:style>
    <style:style style:name="co9" style:family="table-column">
      <style:table-column-properties fo:break-before="auto" style:column-width="5.476875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7.5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number-columns-repeated="16384" table:default-cell-style-name="ce3"/>
        <table:table-row table:style-name="ro1">
          <table:table-cell office:value-type="string" table:style-name="ce2">
            <text:p>Accessible Workbook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he title is in Cell A1. You can also have a subtitle with some more information ion Cell A2.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Workbook formatting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Note that we have not used any blank rows for applying separation. Instead, we have adjusted some of the row heights to achieve the same effect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ll content is in Column A. We have not used other columns, or any floating text boxes.<text:s/>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Cover sheet informatio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Gridlines have been hidden on the cover sheet by selecting all cells ('ctrl+A') and applying a white background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ny information about this workbook could be explained here, along with any links for further information.<text:s/>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Content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Here we provide a list of the different tabs, plus hyperlinks for easy navigation.<text:s/>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<text:a xlink:href="#Table_1_Example_by_age.A1">Table 1: Example of a table presenting numbers by age</text:a>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<text:a xlink:href="#Table_2_Example_by_region.A1">Table 2: Example of a table presenting numbers by region</text:a>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Author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Here we provide some details on who produced this workbook and how to contact them.<text:s/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his guidance was produced by the UKHSA Statistics Production Division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<text:a xlink:href="mailto:UKHSA_HOPSTATS@ukhsa.gov.uk">UKHSA_HOPSTATS@ukhsa.gov.uk</text:a>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Release date: 12 December 2022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Table_1_Example_by_age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Table 1: Example of a table presenting numbers by ag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 Cell A2, we can have a subtitle for some more information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Note 1: Place any notes from Cell A3 onward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Note 2: Explain any shorthand above the table. For example, [c] is used to suppress confidential values.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Note 3: As with the coversheet, you can see that we are not using blank rows to apply separation, and all content above the table is in column A.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Note 4: The table has been properly "marked up" (you can tell this because when you select a table cell, you will see "Table Design" appear in the ribbon) and given a title in the meta information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Note 5: A specific note applies to some cells in the number of treatments column. Affected rows are marked with "[note 5]" in the Notes colum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Age group</text:p>
          </table:table-cell>
          <table:table-cell office:value-type="string" table:style-name="ce10">
            <text:p>Number of treatments</text:p>
          </table:table-cell>
          <table:table-cell office:value-type="string" table:style-name="ce12">
            <text:p>Number of treatments: Notes</text:p>
          </table:table-cell>
          <table:table-cell office:value-type="string" table:style-name="ce10">
            <text:p>Percentage of population receiving treat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0 to 10</text:p>
          </table:table-cell>
          <table:table-cell office:value-type="string" table:style-name="ce7">
            <text:p>[c]</text:p>
          </table:table-cell>
          <table:table-cell table:style-name="ce13"/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 to 20</text:p>
          </table:table-cell>
          <table:table-cell office:value-type="float" office:value="10" table:style-name="ce1">
            <text:p>10</text:p>
          </table:table-cell>
          <table:table-cell table:style-name="ce13"/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1 to 30</text:p>
          </table:table-cell>
          <table:table-cell office:value-type="float" office:value="21" table:style-name="ce1">
            <text:p>21</text:p>
          </table:table-cell>
          <table:table-cell office:value-type="string" table:style-name="ce13">
            <text:p>[note 5]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1 to 40</text:p>
          </table:table-cell>
          <table:table-cell office:value-type="float" office:value="3" table:style-name="ce1">
            <text:p>3</text:p>
          </table:table-cell>
          <table:table-cell table:style-name="ce13"/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1 to 50</text:p>
          </table:table-cell>
          <table:table-cell office:value-type="float" office:value="45" table:style-name="ce1">
            <text:p>45</text:p>
          </table:table-cell>
          <table:table-cell table:style-name="ce13"/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1 to 60</text:p>
          </table:table-cell>
          <table:table-cell office:value-type="string" table:style-name="ce7">
            <text:p>[c]</text:p>
          </table:table-cell>
          <table:table-cell table:style-name="ce13"/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1 to 70</text:p>
          </table:table-cell>
          <table:table-cell office:value-type="float" office:value="6" table:style-name="ce1">
            <text:p>6</text:p>
          </table:table-cell>
          <table:table-cell table:style-name="ce13"/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1 to 80</text:p>
          </table:table-cell>
          <table:table-cell office:value-type="float" office:value="16" table:style-name="ce1">
            <text:p>16</text:p>
          </table:table-cell>
          <table:table-cell office:value-type="string" table:style-name="ce13">
            <text:p>[note 5]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1 to 90</text:p>
          </table:table-cell>
          <table:table-cell office:value-type="float" office:value="80" table:style-name="ce1">
            <text:p>80</text:p>
          </table:table-cell>
          <table:table-cell table:style-name="ce13"/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number-rows-repeated="1048559" table:style-name="ro2">
          <table:table-cell table:number-columns-repeated="16384"/>
        </table:table-row>
      </table:table>
      <table:table table:name="Table_2_Example_by_region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Table 2: Example of a table presenting numbers by age and reg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table shows how to avoid multiple header rows which can otherwise make navigation difficult for users of screenreader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8">
            <text:p>Note 1: We have combined header rows by using colons to include both region (inside or outside London) and whether we are presenting a number or a percentage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9">
            <text:p>Age group</text:p>
          </table:table-cell>
          <table:table-cell office:value-type="string" table:style-name="ce11">
            <text:p>Inside London: Number of treatments</text:p>
          </table:table-cell>
          <table:table-cell office:value-type="string" table:style-name="ce11">
            <text:p>Inside London: Percentage of population receiving treatment</text:p>
          </table:table-cell>
          <table:table-cell office:value-type="string" table:style-name="ce11">
            <text:p>Outside London: Number of treatments</text:p>
          </table:table-cell>
          <table:table-cell office:value-type="string" table:style-name="ce11">
            <text:p>Outside London: Percentage of population receiving treatmen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0 to 10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2" table:style-name="ce1">
            <text:p>0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1 to 2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1 to 30</text:p>
          </table:table-cell>
          <table:table-cell office:value-type="float" office:value="33" table:style-name="ce1">
            <text:p>33</text:p>
          </table:table-cell>
          <table:table-cell office:value-type="float" office:value="0.5" table:style-name="ce1">
            <text:p>0.5</text:p>
          </table:table-cell>
          <table:table-cell office:value-type="float" office:value="6" table:style-name="ce7">
            <text:p>6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31 to 40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41 to 50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51 to 60</text:p>
          </table:table-cell>
          <table:table-cell office:value-type="float" office:value="120" table:style-name="ce1">
            <text:p>120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1 to 7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1 to 8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81 to 90</text:p>
          </table:table-cell>
          <table:table-cell office:value-type="float" office:value="14" table:style-name="ce1">
            <text:p>14</text:p>
          </table:table-cell>
          <table:table-cell office:value-type="float" office:value="0.8" table:style-name="ce1">
            <text:p>0.8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63" table:style-name="ro2">
          <table:table-cell table:number-columns-repeated="16384"/>
        </table:table-row>
      </table:table>
      <table:database-ranges>
        <table:database-range table:target-range-address="Table_1_Example_by_age.A8:Table_1_Example_by_age.D17" table:name="Table_1_Example_by_age"/>
        <table:database-range table:target-range-address="Table_2_Example_by_region.A4:Table_2_Example_by_region.E13" table:name="Table14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UKHSA</meta:initial-creator>
    <dc:creator>Ben Cuff</dc:creator>
    <meta:creation-date>2022-11-25T09:03:59Z</meta:creation-date>
    <dc:date>2022-12-12T14:44:47Z</dc:date>
  </office:meta>
</office:document-meta>
</file>